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MSans10" svg:font-family="LMSans10"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4.189cm" fo:margin-left="0.019cm" table:align="left"/>
    </style:style>
    <style:style style:name="Table1.A" style:family="table-column">
      <style:table-column-properties style:column-width="1.053cm"/>
    </style:style>
    <style:style style:name="Table1.B" style:family="table-column">
      <style:table-column-properties style:column-width="1.57cm"/>
    </style:style>
    <style:style style:name="Table1.C" style:family="table-column">
      <style:table-column-properties style:column-width="1.56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6.542cm" fo:margin-left="0.019cm" table:align="left"/>
    </style:style>
    <style:style style:name="Table2.A" style:family="table-column">
      <style:table-column-properties style:column-width="1.251cm"/>
    </style:style>
    <style:style style:name="Table2.B" style:family="table-column">
      <style:table-column-properties style:column-width="1.023cm"/>
    </style:style>
    <style:style style:name="Table2.C" style:family="table-column">
      <style:table-column-properties style:column-width="1.36cm"/>
    </style:style>
    <style:style style:name="Table2.D" style:family="table-column">
      <style:table-column-properties style:column-width="1.236cm"/>
    </style:style>
    <style:style style:name="Table2.E" style:family="table-column">
      <style:table-column-properties style:column-width="1.67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MSans10"/>
    </style:style>
    <style:style style:name="P2" style:family="paragraph" style:parent-style-name="Standard">
      <style:text-properties style:font-name="LMSans10" fo:font-weight="bold" style:font-weight-asian="bold" style:font-weight-complex="bold"/>
    </style:style>
    <style:style style:name="P3" style:family="paragraph" style:parent-style-name="Standard">
      <style:text-properties style:font-name="LMSans10" fo:font-style="italic" style:font-style-asian="italic" style:font-style-complex="italic"/>
    </style:style>
    <style:style style:name="P4" style:family="paragraph" style:parent-style-name="Standard">
      <style:text-properties style:font-name="LMSans10"/>
    </style:style>
    <style:style style:name="P5" style:family="paragraph" style:parent-style-name="Standard">
      <style:text-properties style:font-name="LMSans10" fo:font-weight="bold" style:font-weight-asian="bold" style:font-weight-complex="bold"/>
    </style:style>
    <style:style style:name="P6" style:family="paragraph" style:parent-style-name="Standard">
      <style:text-properties style:font-name="LMSans10" fo:font-weight="normal" style:font-weight-asian="normal" style:font-weight-complex="normal"/>
    </style:style>
    <style:style style:name="P7" style:family="paragraph" style:parent-style-name="Standard" style:list-style-name="L1">
      <style:text-properties style:font-name="LMSans10" fo:font-weight="normal" style:font-weight-asian="normal" style:font-weight-complex="normal"/>
    </style:style>
    <style:style style:name="P8" style:family="paragraph" style:parent-style-name="Standard" style:list-style-name="L2">
      <style:text-properties style:font-name="LMSans10" fo:font-weight="normal" style:font-weight-asian="normal" style:font-weight-complex="normal"/>
    </style:style>
    <style:style style:name="P9" style:family="paragraph" style:parent-style-name="Standard" style:list-style-name="L3">
      <style:text-properties style:font-name="LMSans10" fo:font-weight="normal" style:font-weight-asian="normal" style:font-weight-complex="normal"/>
    </style:style>
    <style:style style:name="P10" style:family="paragraph" style:parent-style-name="Standard">
      <style:text-properties style:font-name="LMSans10" fo:font-style="italic" fo:font-weight="normal" style:font-style-asian="italic" style:font-weight-asian="normal" style:font-style-complex="italic" style:font-weight-complex="normal"/>
    </style:style>
    <style:style style:name="P11" style:family="paragraph" style:parent-style-name="Standard" style:list-style-name="L1">
      <style:text-properties style:font-name="LMSans10" fo:font-style="italic" fo:font-weight="normal" style:font-style-asian="italic" style:font-weight-asian="normal" style:font-style-complex="italic" style:font-weight-complex="normal"/>
    </style:style>
    <style:style style:name="P12" style:family="paragraph" style:parent-style-name="Standard" style:list-style-name="L2">
      <style:text-properties style:font-name="LMSans10" fo:font-style="italic" fo:font-weight="normal" style:font-style-asian="italic" style:font-weight-asian="normal" style:font-style-complex="italic" style:font-weight-complex="normal"/>
    </style:style>
    <style:style style:name="P13" style:family="paragraph" style:parent-style-name="Standard" style:list-style-name="L3">
      <style:text-properties style:font-name="LMSans10" fo:font-style="italic" fo:font-weight="normal" style:font-style-asian="italic" style:font-weight-asian="normal" style:font-style-complex="italic" style:font-weight-complex="normal"/>
    </style:style>
    <style:style style:name="P14" style:family="paragraph" style:parent-style-name="Standard" style:list-style-name="L1">
      <style:text-properties style:font-name="LMSans10" fo:font-style="italic" style:text-underline-style="none" fo:font-weight="normal" style:font-style-asian="italic" style:font-weight-asian="normal" style:font-style-complex="italic" style:font-weight-complex="normal"/>
    </style:style>
    <style:style style:name="P15" style:family="paragraph" style:parent-style-name="Table_20_Contents">
      <style:paragraph-properties fo:text-align="center" style:justify-single-word="false"/>
      <style:text-properties style:font-name="LMSans10"/>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style:text-position="sub 58%"/>
    </style:style>
    <style:style style:name="T4" style:family="text">
      <style:text-properties style:text-position="0% 1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viewer: 1</text:p>
      <text:p text:style-name="P1"/>
      <text:p text:style-name="P1">Comments to the Author</text:p>
      <text:p text:style-name="P1">I find the subject relevant for the journal and after minor revision i can recommend it for publication.</text:p>
      <text:p text:style-name="P1">The experimental setup is well conducted, the statistical methods clearly explained and in general the paper is well written.</text:p>
      <text:p text:style-name="P1">The Abstract reads well and includes background, methods, results and conclusions.</text:p>
      <text:p text:style-name="P1">The Introduction chapter is well written and informative.</text:p>
      <text:p text:style-name="P1">The Materials and methods chapter is clearly written, I have only minor comments and questions.</text:p>
      <text:p text:style-name="P1"/>
      <text:p text:style-name="P1">P5-L9: Mesh gauge measurements, how many meshes measured, the force used and SD or SE should be standard information for cod-end measurements.</text:p>
      <text:p text:style-name="P1"/>
      <text:p text:style-name="P1">P6-L10: Each cod-end is set as a category in the model, could it somehow be dealt with as an ordinal/continous variable? Instead of categorising by cod-end type, can you categorise trawls as A, B, C, D from starboard to port and add mesh size as a choice-specific attribute? The differences between hauls would then be included in the random effects I guess.</text:p>
      <text:p text:style-name="P1"/>
      <text:p text:style-name="P3">We thank the reviewer for this thought-provoing comment, however we affirm that the choice of nominal mesh-size categories as the response is appropriate because it reflects the experimental design in that mesh size is what differs among the cod-ends and we are most interested in the retention by gear type as opposed to retention from port to starboard. We address port-starboard differences via a rotation effect. An ordinal response would make an a-priori assumption on the direction of the proportion retained across the mesh sizes (proportional odds assumption). Treating the response as nominal categories relaxes this assumption and is more generally applicable in these trials, particularly when alternative grids may be used in a trial. As we are presenting the method as a general approach we think for these reasons that nominal response categories are most appropriate.</text:p>
      <text:p text:style-name="P1"/>
      <text:p text:style-name="P1">What about including interaction terms, e.g. length-catch weight or mesh size to investigate effects of the slope (length) parameter? Information on adding interaction in the model would be of interest, different slope parameters are mentioned in the Results chapter (P10-L25).</text:p>
      <text:p text:style-name="P1"/>
      <text:p text:style-name="P3">We included interactions in the model and found that [UPDATE WHEN RUN]. The difficulty with including interaction effects is the number of parameters required in the multinomial logit model. In line with this comment and Reviewer 2's comment we now include a specific paragraph (Lines XX-XX) addressing degrees of freedom in the multinomial mixed effects model.</text:p>
      <text:p text:style-name="P1"/>
      <text:p text:style-name="P1"><text:soft-page-break/>P8-L10: 'Dirichlet' needs a reference (there is a reference to Thorsén 2014, but it is in the Discussion chapter on page 12).</text:p>
      <text:p text:style-name="P1"/>
      <text:p text:style-name="P3">We now include the original derivation reference on Line XX.</text:p>
      <text:p text:style-name="P3"/>
      <text:p text:style-name="P3">Mosimann, J. E. (1962). On the compound multinomial distribution, the multivariate b-distribution, and correlations among proportions. Biometrika 49 (1-2), 65–82.</text:p>
      <text:p text:style-name="P3"/>
      <text:p text:style-name="P1">The Results chapter is clear and well written, but catch composition and quantity by haul is missing. After all, the main objective, as I read it in the Abstract, is to provide statistical framework to investigate influences on catch composition.</text:p>
      <text:p text:style-name="P1"/>
      <text:p text:style-name="P3">THIS IS A TERMINOLOGY DIFFERENCE, NEED TO CLEAN UP RESPONSE. Catch composition is statistically modelled via the proportions retained at length (Figures 2, 4, and 5). A table with the proportion of bulk weight Nephrops per cod-end (Table XX) is included now to provide more detail on the raw catch compositions. </text:p>
      <text:p text:style-name="P1"/>
      <text:p text:style-name="P1">Discussion</text:p>
      <text:p text:style-name="P1">P13-L5: "Net position, total cod-end weight and carapace length significantly affected the numbers of Nephrops retained..."? If the cod-end catch is mostly Nephrops, then the sentence reads like 'catch quantity is amongst factors that affected catch quantity'.</text:p>
      <text:p text:style-name="P1">Here we need to consider what we are investigating; the main interest is the effect of explanatory variables mesh size and catch quantity on length dependent efficiency (selectivity).</text:p>
      <text:p text:style-name="P1"/>
      <text:p text:style-name="P3">Catch weight per cod-end (see response to naming below) included other species of which Nephrops comprised approximately XX% across all hauls. We are focussed here particularly on how the catch weight per cod-end affects retention in diamond meshes due to the angle of opening. THERE IS MORE TO THE SECOND POINT THAT WE CAN DISCUSS.</text:p>
      <text:p text:style-name="P1"/>
      <text:p text:style-name="P1">Also, catch weight would be more correct than cod-end weight, as the weight of the cod-end per se is a constant.</text:p>
      <text:p text:style-name="P1"/>
      <text:p text:style-name="P3">Thanks for highlighting this important naming mistake! We now use “catch weight per cod-end” as the variable name. Cod-end is retained to highlight that they are cod-end specific catch weights.</text:p>
      <text:p text:style-name="P1"/>
      <text:p text:style-name="P1">P13-L9: The statement that mesh opening angles affect selectivity may be true, but it does not explain the effect of mesh size on size selectivity.</text:p>
      <text:p text:style-name="P1"/>
      <text:p text:style-name="P3">Differing catch weights per cod end may induce different opening angles per cod-end and thus the selectivity. It is important to thus include cod-end catch weight as differences might <text:soft-page-break/>otherwise be attributed to different mesh sizes. SHOULD BE DEVELOPED FURTHER.</text:p>
      <text:p text:style-name="P1"/>
      <text:p text:style-name="P1">For the fishery implication section, it would be logical to mention factors other than mesh sizes like twine thickness/stiffness, cod-end circumference and square meshes to compensate for 'poorer' size selectivity when using quad rig. These factors are covered in eg Frandsen (2010) which you refer to in other context.</text:p>
      <text:p text:style-name="P2"/>
      <text:p text:style-name="P2"/>
      <text:p text:style-name="P2">Reviewer 2</text:p>
      <text:p text:style-name="P2"><text:span text:style-name="T1">RESPONSES JUST DRAFTED BELOW</text:span></text:p>
      <text:p text:style-name="P6">Review of ICESJMS-2015-625</text:p>
      <text:p text:style-name="P6"/>
      <text:p text:style-name="P6">A general catch comparison method for multi-gear trials: application to a quad-rig trawling fishery for Nephrops by Daragh Browne, Cóilín Minto, Ronan Cosgrove, Brian Burke, Daniel McDonald, Rickard Officer, Michael Keatinge</text:p>
      <text:p text:style-name="P6"/>
      <text:p text:style-name="P6">This is a really interesting methodological paper which develops a multinomial mixed model framework for investigating catch comparison data from multiple codends. The methods are sound, the availability of code means that they are likely to be used, and the paper should certainly be published. However, work is still needed to improve the model development. Also, multinomial models can be really difficult to interpret and, if the method is to be used properly by others, it is incumbent on the authors to describe and interpret their own results more fully. Finally, I would like to see more discussion of how further work might incorporate the data structures that often arise in catch comparison trials.</text:p>
      <text:p text:style-name="P6"/>
      <text:p text:style-name="P10">We sincerely thank Dr Fryer for a very helpful review. We hope to have addressed the points below and generally improved the model and interpretation for users.</text:p>
      <text:p text:style-name="P6"/>
      <text:p text:style-name="P6">Model development</text:p>
      <text:list xml:id="list43875087" text:style-name="L1">
        <text:list-item>
          <text:p text:style-name="P7">p6, l1-6. It took me ages to get my head around the notation, and the problem is simply that the matrix Y isn’t well described. What is an observation? I eventually worked out that it is a combination of length class and haul, and n is the total number of length-haul combinations. But my natural inclination was to think of the haul as the observation, and I was looking for an h subscript on the Y matrices.</text:p>
          <text:p text:style-name="P11"/>
          <text:p text:style-name="P11">We have updated the definition of Y to describe exactly what each observation/row is and now use a haul and length-class subscript (h,i) throughout. We originally avoided this as not all length classes <text:s/>are present in each haul, we now note this on Lines XX-XX.</text:p>
          <text:p text:style-name="P11"/>
        </text:list-item>
        <text:list-item>
          <text:p text:style-name="P7">p7, l4-9. Didn’t understand the modelling of catch weights at all. What is W i? Is it the <text:soft-page-break/>total catch weight for haul hi across all four cod-ends? Why would this have a common effect on all four cod-ends? Much more explanation needed.</text:p>
          <text:p text:style-name="P14"/>
          <text:p text:style-name="P14">W<text:span text:style-name="T3">i</text:span> should be W<text:span text:style-name="T3">i,k </text:span><text:span text:style-name="T4">throughout, that is cod-end specific total catch weights in a given haul. Treating catch weight as a choice-specific covariate (sensu McFadden) reflects that it varies by response category. Catch-weight per cod end could be included as a case specific variable (similar to carapace length) but this would require a lot of parameters as, for example the 90mm catch weight would affect the 70, 80 and 100mm proportions retained. In total it would require 12 parameters to fit case-specific catch weight effects. The effect of treating catch weight as a choice-specific covariate is that the effect is the same for equal weights across the cod-ends. This may be restrictive but perhaps preferable to poorly estimated case-specific effects that would require many more tows to estimate. Given the importance of the subject, we now dedicate a full paragraph to the Discussion of catch weights in lines XX-XX. </text:span></text:p>
          <text:p text:style-name="P14"><text:span text:style-name="T4"/></text:p>
        </text:list-item>
        <text:list-item>
          <text:p text:style-name="P7">eqns 2, 3, 4, 7. Should turn subscripts round on the πs to make them consistent with the subscripts on Y.</text:p>
          <text:p text:style-name="P11">Changed in the manuscript.</text:p>
          <text:p text:style-name="P11"/>
        </text:list-item>
      </text:list>
      <text:p text:style-name="P6">Model interpretation</text:p>
      <text:list xml:id="list1586332154" text:style-name="L2">
        <text:list-item>
          <text:p text:style-name="P8">I get the feeling that some interpretational issues have been ducked. For example, there is a strong catch weight effect. Looking at Table 2, it is arguably the most important individual term. Yet the results only describe how AIC changes with catch weight and the discussion (p13, l11-15) only reiterates that catch weight was significant and affects selection. What was the sign of γ, and what does that mean for the relative catch rates of the four nets? I worry about models where the inclusion of terms is rather ‘black-box’.</text:p>
        </text:list-item>
      </text:list>
      <text:p text:style-name="P6"><text:tab/><text:span text:style-name="T2">We now include a table of parameter estimates and discuss them in Lines XX-XX. In <text:tab/>line with Reviewer 1's comments we now include a limited number of interactions in <text:tab/>edition.</text:span> <text:s/></text:p>
      <text:p text:style-name="P6"/>
      <text:list xml:id="list1699348381" text:continue-numbering="true" text:style-name="L2">
        <text:list-item>
          <text:p text:style-name="P8">There are strong correlations in the random effects. Does this mean that the 80, 90 and 100 mm cod-ends are behaving similarly and, in particular, differently to the (reference) 70 mm cod-end? Why would that be? I presume the correlation matrix would look rather different if the 100 mm cod-end was used as the reference.</text:p>
          <text:p text:style-name="P12"/>
          <text:p text:style-name="P12">From Figure 3, in 5 out of 12 hauls the sign of the random effects differs among the three ratios, indicating that they are not behaving similarly with respect to the sign of the effect at all time. However, it is clear that the random effects are strongly correlated, potential reasons for this include ... NEED TO UPDATE RESPONSE BASED ON RE-FIT WITH DIFFERENT BASELINE. In Hartzel et al. They note that <text:soft-page-break/>with an arbitrary/unconstrained covariance matrix, the model is structurally the same irrespective of the baseline category.</text:p>
          <text:p text:style-name="P12"><text:s/></text:p>
        </text:list-item>
        <text:list-item>
          <text:p text:style-name="P8">Do all the four cod-ends differ from each other? Do e.g. the 90 and 100 mm cod-ends have similar catch rates? Some plots of the differences between the fitted proportions, or reporting the results of adjusted pairwise comparisons would help.</text:p>
          <text:p text:style-name="P12">We now include pairwise adjusted comparison plots with adjusted pointwise confidence intervals (FIGURE XX).</text:p>
          <text:p text:style-name="P8"/>
        </text:list-item>
        <text:list-item>
          <text:p text:style-name="P8">It wasn’t until I looked at Table 2 that I realised that the net-configuration term was an ‘interaction’. I initially thought it was a ‘main effect’ with four levels (inner and outer port and inner and outer starboard). But the results (p10, l1) do suggest such a main effect (‘inner port position typically fishing worst, and the other starboard or port fishing better’), so why not fit one and then add the interaction and see how important it is. Indeed, with more days fishing, you might treat this interaction as a higher-level random effect.</text:p>
          <text:p text:style-name="P12">Thanks for this extremely interesting point. We've now fit models with position main effects and the interaction. As for each haul there are four positions and four potential cod-ends per position we go from data that looks like:</text:p>
          <text:p text:style-name="P12"/>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5">Haul</text:p>
          </table:table-cell>
          <table:table-cell table:style-name="Table1.A1" office:value-type="string">
            <text:p text:style-name="P15">Port outside</text:p>
          </table:table-cell>
          <table:table-cell table:style-name="Table1.C1" office:value-type="string">
            <text:p text:style-name="P15">Port Inside</text:p>
          </table:table-cell>
        </table:table-row>
        <table:table-row>
          <table:table-cell table:style-name="Table1.A2" office:value-type="string">
            <text:p text:style-name="P15">1</text:p>
          </table:table-cell>
          <table:table-cell table:style-name="Table1.A2" office:value-type="string">
            <text:p text:style-name="P15">70mm</text:p>
          </table:table-cell>
          <table:table-cell table:style-name="Table1.C2" office:value-type="string">
            <text:p text:style-name="P15">80mm</text:p>
          </table:table-cell>
        </table:table-row>
        <table:table-row>
          <table:table-cell table:style-name="Table1.A2" office:value-type="string">
            <text:p text:style-name="P15">2</text:p>
          </table:table-cell>
          <table:table-cell table:style-name="Table1.A2" office:value-type="string">
            <text:p text:style-name="P15">100mm</text:p>
          </table:table-cell>
          <table:table-cell table:style-name="Table1.C2" office:value-type="string">
            <text:p text:style-name="P15">90mm</text:p>
          </table:table-cell>
        </table:table-row>
        <table:table-row>
          <table:table-cell table:style-name="Table1.A2" office:value-type="string">
            <text:p text:style-name="P15">3</text:p>
          </table:table-cell>
          <table:table-cell table:style-name="Table1.A2" office:value-type="string">
            <text:p text:style-name="P15">90mm</text:p>
          </table:table-cell>
          <table:table-cell table:style-name="Table1.C2" office:value-type="string">
            <text:p text:style-name="P15">70mm</text:p>
          </table:table-cell>
        </table:table-row>
        <table:table-row>
          <table:table-cell table:style-name="Table1.A2" office:value-type="string">
            <text:p text:style-name="P15">4</text:p>
          </table:table-cell>
          <table:table-cell table:style-name="Table1.A2" office:value-type="string">
            <text:p text:style-name="P15">80mm</text:p>
          </table:table-cell>
          <table:table-cell table:style-name="Table1.C2" office:value-type="string">
            <text:p text:style-name="P15">100mm</text:p>
          </table:table-cell>
        </table:table-row>
        <table:table-row>
          <table:table-cell table:style-name="Table1.A2" office:value-type="string">
            <text:p text:style-name="P15">5</text:p>
          </table:table-cell>
          <table:table-cell table:style-name="Table1.A2" office:value-type="string">
            <text:p text:style-name="P15">70mm</text:p>
          </table:table-cell>
          <table:table-cell table:style-name="Table1.C2" office:value-type="string">
            <text:p text:style-name="P15">90mm</text:p>
          </table:table-cell>
        </table:table-row>
        <table:table-row>
          <table:table-cell table:style-name="Table1.A2" office:value-type="string">
            <text:p text:style-name="P15">.</text:p>
          </table:table-cell>
          <table:table-cell table:style-name="Table1.A2" office:value-type="string">
            <text:p text:style-name="P15">.</text:p>
          </table:table-cell>
          <table:table-cell table:style-name="Table1.C2" office:value-type="string">
            <text:p text:style-name="P15">.</text:p>
          </table:table-cell>
        </table:table-row>
      </table:table>
      <text:list xml:id="list2087449216" text:continue-numbering="true" text:style-name="L2">
        <text:list-header>
          <text:p text:style-name="P12"><text:s text:c="2"/>To </text:p>
        </text:list-header>
      </text:list>
      <text:p text:style-name="P10"/>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5">Haul</text:p>
          </table:table-cell>
          <table:table-cell table:style-name="Table2.B1" table:number-columns-spanned="4" office:value-type="string">
            <text:p text:style-name="P15">Port outside</text:p>
          </table:table-cell>
          <table:covered-table-cell/>
          <table:covered-table-cell/>
          <table:covered-table-cell/>
        </table:table-row>
        <table:table-row>
          <table:table-cell table:style-name="Table2.A2" office:value-type="string">
            <text:p text:style-name="P15"/>
          </table:table-cell>
          <table:table-cell table:style-name="Table2.A2" office:value-type="string">
            <text:p text:style-name="P15">70mm</text:p>
          </table:table-cell>
          <table:table-cell table:style-name="Table2.A2" office:value-type="string">
            <text:p text:style-name="P15">80mm</text:p>
          </table:table-cell>
          <table:table-cell table:style-name="Table2.A2" office:value-type="string">
            <text:p text:style-name="P15">90mm</text:p>
          </table:table-cell>
          <table:table-cell table:style-name="Table2.E2" office:value-type="string">
            <text:p text:style-name="P15">100mm</text:p>
          </table:table-cell>
        </table:table-row>
        <table:table-row>
          <table:table-cell table:style-name="Table2.A2" office:value-type="string">
            <text:p text:style-name="P15">1</text:p>
          </table:table-cell>
          <table:table-cell table:style-name="Table2.A2" office:value-type="string">
            <text:p text:style-name="P15">1</text:p>
          </table:table-cell>
          <table:table-cell table:style-name="Table2.A2" office:value-type="string">
            <text:p text:style-name="P15">0</text:p>
          </table:table-cell>
          <table:table-cell table:style-name="Table2.A2" office:value-type="string">
            <text:p text:style-name="P15">0</text:p>
          </table:table-cell>
          <table:table-cell table:style-name="Table2.E2" office:value-type="string">
            <text:p text:style-name="P15">0</text:p>
          </table:table-cell>
        </table:table-row>
        <table:table-row>
          <table:table-cell table:style-name="Table2.A2" office:value-type="string">
            <text:p text:style-name="P15">2</text:p>
          </table:table-cell>
          <table:table-cell table:style-name="Table2.A2" office:value-type="string">
            <text:p text:style-name="P15">0</text:p>
          </table:table-cell>
          <table:table-cell table:style-name="Table2.A2" office:value-type="string">
            <text:p text:style-name="P15">0</text:p>
          </table:table-cell>
          <table:table-cell table:style-name="Table2.A2" office:value-type="string">
            <text:p text:style-name="P15">0</text:p>
          </table:table-cell>
          <table:table-cell table:style-name="Table2.E2" office:value-type="string">
            <text:p text:style-name="P15">1</text:p>
          </table:table-cell>
        </table:table-row>
        <table:table-row>
          <table:table-cell table:style-name="Table2.A2" office:value-type="string">
            <text:p text:style-name="P15">3</text:p>
          </table:table-cell>
          <table:table-cell table:style-name="Table2.A2" office:value-type="string">
            <text:p text:style-name="P15">0</text:p>
          </table:table-cell>
          <table:table-cell table:style-name="Table2.A2" office:value-type="string">
            <text:p text:style-name="P15">0</text:p>
          </table:table-cell>
          <table:table-cell table:style-name="Table2.A2" office:value-type="string">
            <text:p text:style-name="P15">1</text:p>
          </table:table-cell>
          <table:table-cell table:style-name="Table2.E2" office:value-type="string">
            <text:p text:style-name="P15">0</text:p>
          </table:table-cell>
        </table:table-row>
        <table:table-row>
          <table:table-cell table:style-name="Table2.A2" office:value-type="string">
            <text:p text:style-name="P15">4</text:p>
          </table:table-cell>
          <table:table-cell table:style-name="Table2.A2" office:value-type="string">
            <text:p text:style-name="P15">0</text:p>
          </table:table-cell>
          <table:table-cell table:style-name="Table2.A2" office:value-type="string">
            <text:p text:style-name="P15">1</text:p>
          </table:table-cell>
          <table:table-cell table:style-name="Table2.A2" office:value-type="string">
            <text:p text:style-name="P15">0</text:p>
          </table:table-cell>
          <table:table-cell table:style-name="Table2.E2" office:value-type="string">
            <text:p text:style-name="P15">0</text:p>
          </table:table-cell>
        </table:table-row>
        <text:soft-page-break/>
        <table:table-row>
          <table:table-cell table:style-name="Table2.A2" office:value-type="string">
            <text:p text:style-name="P15">5</text:p>
          </table:table-cell>
          <table:table-cell table:style-name="Table2.A2" office:value-type="string">
            <text:p text:style-name="P15">1</text:p>
          </table:table-cell>
          <table:table-cell table:style-name="Table2.A2" office:value-type="string">
            <text:p text:style-name="P15">0</text:p>
          </table:table-cell>
          <table:table-cell table:style-name="Table2.A2" office:value-type="string">
            <text:p text:style-name="P15">0</text:p>
          </table:table-cell>
          <table:table-cell table:style-name="Table2.E2" office:value-type="string">
            <text:p text:style-name="P15">0</text:p>
          </table:table-cell>
        </table:table-row>
      </table:table>
      <text:p text:style-name="P10"/>
      <text:p text:style-name="P10">Which is then added to the model as a choice-specific covariate (same with PI, SI, SO). The direction of the PO parameter then indicates whether the proportion retained is increased or decreased in the Port Outside position. We also interact the position with the mesh, as suggested and report the model on Page XX.</text:p>
      <text:p text:style-name="P6"/>
      <text:p text:style-name="P6">Model adequacy and structure</text:p>
      <text:list xml:id="list571688556" text:style-name="L3">
        <text:list-item>
          <text:p text:style-name="P9">The random effects are clearly important, but how do you know that they are adequate? In selection and catch comparison studies it is common for both the intercept and the slope to vary between hauls. Here, for example, the carapace effects might vary between hauls. I don’t think the paper needs to try to fit such a correlation structure – it has progressed things plenty as it is – but I think there should be some more discussion about how correlation structures more complex than an ‘additive’ haul effect are often required and how they might be incorporated.</text:p>
          <text:p text:style-name="P13">We have included a discussion on this. IT WOULD BE GOOD TO DO THIS – ICING ON THE CAKE.</text:p>
          <text:p text:style-name="P13"/>
        </text:list-item>
        <text:list-item>
          <text:p text:style-name="P9">The proportions might be expected to converge to 25% at large lengths. I know the quadratic terms in length did not improve the model fit (at least based on AIC), but one of the problems of linear length relationships is that they can be driven by the proportions retained at smaller and intermediate lengths (where there are usually more individuals) with the fitted values at larger lengths then constrained to follow the linear relationships wherever they may lead. I have often found when fitting loess smoothers to catch comparison data that the relative catch rates asymptote to 50% for large lengths, even though the smoothers are not a ‘significant’ improvement on a linear model (just not enough power in the data). So there is a need to be award of the dangers of over-interpreting the fits at large lengths. One possibility might be to put some constraints on the length relationships (e.g. so that the proportions are all equal to 25% above some ‘large’ length) and see how that compares to the unconstrained model.</text:p>
        </text:list-item>
      </text:list>
      <text:p text:style-name="P6"><text:tab/><text:span text:style-name="T2">We fully agree and include a section on model developments that would allow for the <text:tab/>model to include smoothers.</text:span></text:p>
      <text:p text:style-name="P6"/>
      <text:p text:style-name="P6">Rob Fryer</text:p>
      <text:p text:style-name="P6">1 February 2016</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MSans10" svg:font-family="LMSans10"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toc </meta:initial-creator>
    <meta:creation-date>2016-03-02T11:53:48</meta:creation-date>
    <meta:generator>LibreOffice/3.5$Linux_x86 LibreOffice_project/350m1$Build-2</meta:generator>
    <dc:date>2016-03-02T16:55:56</dc:date>
    <dc:creator>mintoc </dc:creator>
    <meta:editing-duration>PT4H51M38S</meta:editing-duration>
    <meta:editing-cycles>62</meta:editing-cycles>
    <meta:document-statistic meta:table-count="2" meta:image-count="0" meta:object-count="0" meta:page-count="6" meta:paragraph-count="110" meta:word-count="2234" meta:character-count="9411" meta:non-whitespace-character-count="11260"/>
  </office:meta>
</office:document-meta>
</file>